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dc4e" officeooo:paragraph-rsid="0007cce4"/>
    </style:style>
    <style:style style:name="P2" style:family="paragraph" style:parent-style-name="Table_20_Contents" style:list-style-name="L26">
      <style:text-properties officeooo:rsid="001fca76" officeooo:paragraph-rsid="0007cce4"/>
    </style:style>
    <style:style style:name="P3" style:family="paragraph" style:parent-style-name="Table_20_Contents" style:list-style-name="L27">
      <style:text-properties officeooo:rsid="001fca76" officeooo:paragraph-rsid="0007cce4"/>
    </style:style>
    <style:style style:name="P4" style:family="paragraph" style:parent-style-name="Table_20_Contents" style:list-style-name="L28">
      <style:text-properties officeooo:rsid="001fca76" officeooo:paragraph-rsid="0007cce4"/>
    </style:style>
    <style:style style:name="P5" style:family="paragraph" style:parent-style-name="Table_20_Contents" style:list-style-name="L29">
      <style:text-properties officeooo:rsid="001fca76" officeooo:paragraph-rsid="0007cce4"/>
    </style:style>
    <style:style style:name="P6" style:family="paragraph" style:parent-style-name="Table_20_Contents" style:list-style-name="L30">
      <style:text-properties officeooo:rsid="001fca76" officeooo:paragraph-rsid="0007cce4"/>
    </style:style>
    <style:style style:name="P7" style:family="paragraph" style:parent-style-name="Table_20_Contents" style:list-style-name="L31">
      <style:text-properties officeooo:rsid="001fca76" officeooo:paragraph-rsid="0007cce4"/>
    </style:style>
    <style:style style:name="P8" style:family="paragraph" style:parent-style-name="Table_20_Contents">
      <style:text-properties officeooo:rsid="001fca76" officeooo:paragraph-rsid="0007cce4"/>
    </style:style>
    <style:style style:name="P9" style:family="paragraph" style:parent-style-name="Table_20_Contents" style:list-style-name="L2">
      <style:text-properties officeooo:rsid="001edc4e" officeooo:paragraph-rsid="0007cce4"/>
    </style:style>
    <style:style style:name="P10" style:family="paragraph" style:parent-style-name="Table_20_Contents" style:list-style-name="L17">
      <style:text-properties officeooo:rsid="001edc4e" officeooo:paragraph-rsid="0007cce4"/>
    </style:style>
    <style:style style:name="P11" style:family="paragraph" style:parent-style-name="Table_20_Contents" style:list-style-name="L18">
      <style:text-properties officeooo:rsid="001edc4e" officeooo:paragraph-rsid="0007cce4"/>
    </style:style>
    <style:style style:name="P12" style:family="paragraph" style:parent-style-name="Table_20_Contents" style:list-style-name="L19">
      <style:text-properties officeooo:rsid="001edc4e" officeooo:paragraph-rsid="0007cce4"/>
    </style:style>
    <style:style style:name="P13" style:family="paragraph" style:parent-style-name="Table_20_Contents" style:list-style-name="L20">
      <style:text-properties officeooo:rsid="001edc4e" officeooo:paragraph-rsid="0007cce4"/>
    </style:style>
    <style:style style:name="P14" style:family="paragraph" style:parent-style-name="Table_20_Contents" style:list-style-name="L21">
      <style:text-properties officeooo:rsid="001edc4e" officeooo:paragraph-rsid="0007cce4"/>
    </style:style>
    <style:style style:name="P15" style:family="paragraph" style:parent-style-name="Table_20_Contents" style:list-style-name="L22">
      <style:text-properties officeooo:rsid="001edc4e" officeooo:paragraph-rsid="0007cce4"/>
    </style:style>
    <style:style style:name="P16" style:family="paragraph" style:parent-style-name="Table_20_Contents" style:list-style-name="L23">
      <style:text-properties officeooo:rsid="001edc4e" officeooo:paragraph-rsid="0007cce4"/>
    </style:style>
    <style:style style:name="P17" style:family="paragraph" style:parent-style-name="Table_20_Contents" style:list-style-name="L24">
      <style:text-properties officeooo:rsid="001edc4e" officeooo:paragraph-rsid="0007cce4"/>
    </style:style>
    <style:style style:name="P18" style:family="paragraph" style:parent-style-name="Table_20_Contents" style:list-style-name="L25">
      <style:text-properties officeooo:rsid="001edc4e" officeooo:paragraph-rsid="0007cce4"/>
    </style:style>
    <style:style style:name="P19" style:family="paragraph" style:parent-style-name="Table_20_Contents">
      <style:text-properties officeooo:rsid="001edc4e" officeooo:paragraph-rsid="0007cce4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lumlord</text:span></text:p>
      <text:p text:style-name="P19">Where did the narrator come from?</text:p>
      <text:list xml:id="list2077804773" text:style-name="L2">
        <text:list-item>
          <text:p text:style-name="P9">Carolina</text:p>
        </text:list-item>
        <text:list-item>
          <text:p text:style-name="P9">Brooklyn</text:p>
        </text:list-item>
        <text:list-item>
          <text:p text:style-name="P9">California</text:p>
        </text:list-item>
        <text:list-item>
          <text:p text:style-name="P9">Texas</text:p>
        </text:list-item>
      </text:list>
      <text:p text:style-name="P19">Who told the narrator about an apartment for rent?</text:p>
      <text:list xml:id="list2390307036" text:style-name="L17">
        <text:list-item>
          <text:p text:style-name="P10">A friend of the superintendent</text:p>
        </text:list-item>
        <text:list-item>
          <text:p text:style-name="P10">A friend of the narrator who lived in the building</text:p>
        </text:list-item>
        <text:list-item>
          <text:p text:style-name="P10">the owner of the building</text:p>
        </text:list-item>
        <text:list-item>
          <text:p text:style-name="P10">the narrator’s girlfriend</text:p>
        </text:list-item>
      </text:list>
      <text:p text:style-name="P19">Where did the narrator put the key money?</text:p>
      <text:list xml:id="list53466506" text:style-name="L18">
        <text:list-item>
          <text:p text:style-name="P11">In Bob’s pocket</text:p>
        </text:list-item>
        <text:list-item>
          <text:p text:style-name="P11">In Bob’s mail box</text:p>
        </text:list-item>
        <text:list-item>
          <text:p text:style-name="P11">In Bob’s hand</text:p>
        </text:list-item>
        <text:list-item>
          <text:p text:style-name="P11">On Bob’s table</text:p>
        </text:list-item>
      </text:list>
      <text:p text:style-name="P19">For how long did the narrator live in the apartment?</text:p>
      <text:list xml:id="list207611062" text:style-name="L19">
        <text:list-item>
          <text:p text:style-name="P12">1 year</text:p>
        </text:list-item>
        <text:list-item>
          <text:p text:style-name="P12">3 years</text:p>
        </text:list-item>
        <text:list-item>
          <text:p text:style-name="P12">10 years</text:p>
        </text:list-item>
        <text:list-item>
          <text:p text:style-name="P12">20 years</text:p>
        </text:list-item>
      </text:list>
      <text:p text:style-name="P19">What does Bob own in Brazil?</text:p>
      <text:list xml:id="list2525318953" text:style-name="L20">
        <text:list-item>
          <text:p text:style-name="P13">5 limousines</text:p>
        </text:list-item>
        <text:list-item>
          <text:p text:style-name="P13">5 ranches</text:p>
        </text:list-item>
        <text:list-item>
          <text:p text:style-name="P13">4 buildings</text:p>
        </text:list-item>
        <text:list-item>
          <text:p text:style-name="P13">4 hotels</text:p>
        </text:list-item>
      </text:list>
      <text:p text:style-name="P19">Why did Bob say he had left Brazil?</text:p>
      <text:list xml:id="list1720267098" text:style-name="L21">
        <text:list-item>
          <text:p text:style-name="P14">Brazil was too stressful which was bad for his health</text:p>
        </text:list-item>
        <text:list-item>
          <text:p text:style-name="P14">He would be arrested if he went back to Brazil</text:p>
        </text:list-item>
        <text:list-item>
          <text:p text:style-name="P14">He didn’t have anything to return to in Brazil</text:p>
        </text:list-item>
        <text:list-item>
          <text:p text:style-name="P14">He needed medical treatment in the US</text:p>
        </text:list-item>
      </text:list>
      <text:p text:style-name="P19">Why does Bob say he can kill anyone in Brazil?</text:p>
      <text:list xml:id="list2257657749" text:style-name="L22">
        <text:list-item>
          <text:p text:style-name="P15">Because it is written into the constitution</text:p>
        </text:list-item>
        <text:list-item>
          <text:p text:style-name="P15">Because he is rich</text:p>
        </text:list-item>
        <text:list-item>
          <text:p text:style-name="P15">Because he is related to the prime minister</text:p>
        </text:list-item>
        <text:list-item>
          <text:p text:style-name="P15">Because he is the head of the mafia</text:p>
        </text:list-item>
      </text:list>
      <text:p text:style-name="P19"><text:s/>Why did Alan and Bob conspire to kill someone?</text:p>
      <text:list xml:id="list3675074879" text:style-name="L23">
        <text:list-item>
          <text:p text:style-name="P16">The person was going to get money from Alan</text:p>
        </text:list-item>
        <text:list-item>
          <text:p text:style-name="P16">The person was going to get money from Bob</text:p>
        </text:list-item>
        <text:list-item>
          <text:p text:style-name="P16">The person was going to get money from the narrator</text:p>
        </text:list-item>
        <text:list-item>
          <text:p text:style-name="P16">The person was going to rat out Bob</text:p>
        </text:list-item>
      </text:list>
      <text:p text:style-name="P19">Who was the person who Alan and bob conspired to kill?</text:p>
      <text:list xml:id="list3161659953" text:style-name="L24">
        <text:list-item>
          <text:p text:style-name="P17">Bob’s brother</text:p>
        </text:list-item>
        <text:list-item>
          <text:p text:style-name="P17">Alan’s ex-wife</text:p>
        </text:list-item>
        <text:list-item>
          <text:p text:style-name="P17">The narrator’s friend</text:p>
        </text:list-item>
        <text:list-item>
          <text:p text:style-name="P17">Alan’s sister’s ex-husband</text:p>
        </text:list-item>
      </text:list>
      <text:p text:style-name="P19">How was the person killed?</text:p>
      <text:list xml:id="list2161519709" text:style-name="L25">
        <text:list-item>
          <text:p text:style-name="P18">Shot by Bob</text:p>
        </text:list-item>
        <text:list-item>
          <text:p text:style-name="P18">Shot by a hit man</text:p>
        </text:list-item>
        <text:list-item>
          <text:p text:style-name="P18"><text:soft-page-break/>Stabbed by Bob</text:p>
        </text:list-item>
        <text:list-item>
          <text:p text:style-name="P18">Stabbed by a hit man</text:p>
        </text:list-item>
      </text:list>
      <text:p text:style-name="P8">Why did the narrator think Alan would lose the court case against the grandmothers?</text:p>
      <text:list xml:id="list1251533120" text:style-name="L26">
        <text:list-item>
          <text:p text:style-name="P2">The grandmothers had better lawyers</text:p>
        </text:list-item>
        <text:list-item>
          <text:p text:style-name="P2">Alan was going to appear racist in court</text:p>
        </text:list-item>
        <text:list-item>
          <text:p text:style-name="P2">Alan was not going to be able to prove he had fixed the grandmother’s apartments</text:p>
        </text:list-item>
        <text:list-item>
          <text:p text:style-name="P2">Judges tend to rule in favour of grandmothers</text:p>
        </text:list-item>
      </text:list>
      <text:p text:style-name="P8">How did the narrator find out that Alan had gone to prison?</text:p>
      <text:list xml:id="list1623369531" text:style-name="L27">
        <text:list-item>
          <text:p text:style-name="P3">He saw an article in the newspaper</text:p>
        </text:list-item>
        <text:list-item>
          <text:p text:style-name="P3">Bob told him</text:p>
        </text:list-item>
        <text:list-item>
          <text:p text:style-name="P3">The other tenants told him</text:p>
        </text:list-item>
        <text:list-item>
          <text:p text:style-name="P3">He saw the police taking Alan away</text:p>
        </text:list-item>
      </text:list>
      <text:p text:style-name="P8">What was Bob’s role at the apartment building?</text:p>
      <text:list xml:id="list2182077972" text:style-name="L28">
        <text:list-item>
          <text:p text:style-name="P4">He owned the building</text:p>
        </text:list-item>
        <text:list-item>
          <text:p text:style-name="P4">He was a tenant</text:p>
        </text:list-item>
        <text:list-item>
          <text:p text:style-name="P4">He was the superintendent</text:p>
        </text:list-item>
        <text:list-item>
          <text:p text:style-name="P4">He was the owner’s bodyguard</text:p>
        </text:list-item>
      </text:list>
      <text:p text:style-name="P8">Why did Bob rat out Alan</text:p>
      <text:list xml:id="list4046824430" text:style-name="L29">
        <text:list-item>
          <text:p text:style-name="P5">He liked the tenants</text:p>
        </text:list-item>
        <text:list-item>
          <text:p text:style-name="P5">He thought killing is morally wrong</text:p>
        </text:list-item>
        <text:list-item>
          <text:p text:style-name="P5">He was trying to protect Alan</text:p>
        </text:list-item>
        <text:list-item>
          <text:p text:style-name="P5">He was afraid of being accused of the murder</text:p>
        </text:list-item>
      </text:list>
      <text:p text:style-name="P8">Why did Alan want to kill the narrator?</text:p>
      <text:list xml:id="list1928166287" text:style-name="L30">
        <text:list-item>
          <text:p text:style-name="P6">He was causing Alan trouble with the other tenants</text:p>
        </text:list-item>
        <text:list-item>
          <text:p text:style-name="P6">He didn’t pay the rent</text:p>
        </text:list-item>
        <text:list-item>
          <text:p text:style-name="P6">He was threatening to rat out Alan</text:p>
        </text:list-item>
        <text:list-item>
          <text:p text:style-name="P6">He had a conspiracy with Bob</text:p>
        </text:list-item>
      </text:list>
      <text:p text:style-name="P8">Where does the narrator work now?</text:p>
      <text:list xml:id="list2111945749" text:style-name="L31">
        <text:list-item>
          <text:p text:style-name="P7">Daily News</text:p>
        </text:list-item>
        <text:list-item>
          <text:p text:style-name="P7">The New York times</text:p>
        </text:list-item>
        <text:list-item>
          <text:p text:style-name="P7">Treasury Department</text:p>
        </text:list-item>
        <text:list-item>
          <text:p text:style-name="P7">NYP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0:28:52.641000000</meta:creation-date>
    <dc:date>2018-04-10T10:29:00.542000000</dc:date>
    <meta:editing-duration>PT8S</meta:editing-duration>
    <meta:editing-cycles>1</meta:editing-cycles>
    <meta:document-statistic meta:table-count="0" meta:image-count="0" meta:object-count="0" meta:page-count="2" meta:paragraph-count="81" meta:word-count="518" meta:character-count="2393" meta:non-whitespace-character-count="2019"/>
    <meta:generator>LibreOffice/5.3.7.2$Windows_X86_64 LibreOffice_project/6b8ed514a9f8b44d37a1b96673cbbdd077e24059</meta:generator>
  </office:meta>
</office:document-meta>
</file>